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ecbb1" officeooo:paragraph-rsid="001ecbb1" style:font-weight-asian="bold" style:font-weight-complex="bold"/>
    </style:style>
    <style:style style:name="P2" style:family="paragraph" style:parent-style-name="Standard" style:list-style-name="L1">
      <style:text-properties fo:font-size="12pt" fo:font-weight="normal" officeooo:rsid="001ecbb1" officeooo:paragraph-rsid="001ecbb1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officeooo:rsid="001fc7cd" officeooo:paragraph-rsid="001fc7cd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fc7cd" officeooo:paragraph-rsid="001fc7c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fe3e4" officeooo:paragraph-rsid="001fe3e4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text-properties fo:font-size="12pt" fo:font-weight="normal" officeooo:rsid="001fe3e4" officeooo:paragraph-rsid="001fe3e4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VDB Bug list:</text:p>
      <text:list xml:id="list1814552022" text:style-name="L1">
        <text:list-item>
          <text:p text:style-name="P2">rating component not saving entries to db</text:p>
        </text:list-item>
        <text:list-item>
          <text:p text:style-name="P2">sign in when not connected to internet attempts to process. Does what its supposed to minus sigining in a user- it should just cancle it right off the bat.</text:p>
        </text:list-item>
        <text:list-item>
          <text:p text:style-name="P3">Game info services’ gameInfo is no longer an observable. It should be</text:p>
        </text:list-item>
        <text:list-item>
          <text:p text:style-name="P3">game info loads too slowly, leaving select dropdowns unpopulated in forms when the application first boots up.</text:p>
        </text:list-item>
      </text:list>
      <text:p text:style-name="P4"/>
      <text:p text:style-name="P5">Create-profile form:</text:p>
      <text:list xml:id="list3354290257" text:style-name="L2">
        <text:list-item>
          <text:p text:style-name="P6">preferences (made with tdf-formgroup component) isnt registering with the form</text:p>
        </text:list-item>
        <text:list-item>
          <text:p text:style-name="P6">gamertags and links new entries overwrite exisiting entries (how do I make a multiple entry text input field)</text:p>
        </text:list-item>
        <text:list-item>
          <text:p text:style-name="P6">the current way of displaying entries in the form is very jenk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7:58:50.595000000</meta:creation-date>
    <dc:date>2020-09-28T15:32:08.437000000</dc:date>
    <meta:editing-duration>PT5M3S</meta:editing-duration>
    <meta:editing-cycles>3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9" meta:word-count="117" meta:character-count="666" meta:non-whitespace-character-count="565"/>
  </office:meta>
</office:document-meta>
</file>